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82cm"/>
      <style:text-properties fo:color="#d4d4d4" style:font-name="Droid Sans Mono" fo:font-size="12pt" fo:font-weight="normal" fo:background-color="#1e1e1e"/>
    </style:style>
    <style:style style:name="P2" style:family="paragraph" style:parent-style-name="Standard">
      <style:paragraph-properties style:line-height-at-least="0.582cm"/>
      <style:text-properties fo:color="#808080" style:font-name="Droid Sans Mono" fo:font-size="12pt" fo:font-weight="normal" fo:background-color="#1e1e1e"/>
    </style:style>
    <style:style style:name="P3" style:family="paragraph" style:parent-style-name="Standard">
      <style:paragraph-properties style:line-height-at-least="0.582cm"/>
      <style:text-properties fo:color="#9cdcfe" style:font-name="Droid Sans Mono" fo:font-size="12pt" fo:font-weight="normal" fo:background-color="#1e1e1e"/>
    </style:style>
    <style:style style:name="P4" style:family="paragraph" style:parent-style-name="Standard">
      <style:paragraph-properties style:line-height-at-least="0.582cm"/>
    </style:style>
    <style:style style:name="P5" style:family="paragraph" style:parent-style-name="Standard">
      <style:paragraph-properties fo:margin-top="0cm" fo:margin-bottom="0.499cm" loext:contextual-spacing="false" style:line-height-at-least="0.582cm"/>
    </style:style>
    <style:style style:name="T1" style:family="text">
      <style:text-properties fo:color="#c586c0"/>
    </style:style>
    <style:style style:name="T2" style:family="text">
      <style:text-properties fo:color="#9cdcfe"/>
    </style:style>
    <style:style style:name="T3" style:family="text">
      <style:text-properties fo:color="#ce9178"/>
    </style:style>
    <style:style style:name="T4" style:family="text">
      <style:text-properties fo:color="#569cd6"/>
    </style:style>
    <style:style style:name="T5" style:family="text">
      <style:text-properties fo:color="#4fc1ff"/>
    </style:style>
    <style:style style:name="T6" style:family="text">
      <style:text-properties fo:color="#b5cea8"/>
    </style:style>
    <style:style style:name="T7" style:family="text">
      <style:text-properties fo:color="#dcdcaa"/>
    </style:style>
    <style:style style:name="T8" style:family="text">
      <style:text-properties fo:color="#808080"/>
    </style:style>
    <style:style style:name="T9" style:family="text">
      <style:text-properties fo:color="#4ec9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 <text:span text:style-name="T1">from</text:span> <text:span text:style-name="T3">'react'</text:span>;</text:p>
      <text:p text:style-name="P1"><text:span text:style-name="T1">import</text:span> { <text:span text:style-name="T2">useState</text:span> } <text:span text:style-name="T1">from</text:span> <text:span text:style-name="T3">'react'</text:span>;</text:p>
      <text:p text:style-name="P1"><text:span text:style-name="T1">import</text:span> <text:span text:style-name="T3">'antd/dist/antd.css'</text:span>;</text:p>
      <text:p text:style-name="P1"><text:span text:style-name="T1">import</text:span> {</text:p>
      <text:p text:style-name="P1"><text:span text:style-name="T2">Form</text:span>,</text:p>
      <text:p text:style-name="P1"><text:span text:style-name="T2">Input</text:span>,</text:p>
      <text:p text:style-name="P1"><text:span text:style-name="T2">Select</text:span>,</text:p>
      <text:p text:style-name="P1"><text:span text:style-name="T2">Button</text:span>,</text:p>
      <text:p text:style-name="P1">} <text:span text:style-name="T1">from</text:span> <text:span text:style-name="T3">'antd'</text:span>;</text:p>
      <text:p text:style-name="P5"/>
      <text:p text:style-name="P1"><text:span text:style-name="T4">const</text:span> { <text:span text:style-name="T5">Option</text:span> } = <text:span text:style-name="T2">Select</text:span>;</text:p>
      <text:p text:style-name="P4"/>
      <text:p text:style-name="P1"><text:span text:style-name="T4">const</text:span> <text:span text:style-name="T5">formItemLayout</text:span> = {</text:p>
      <text:p text:style-name="P1"><text:span text:style-name="T2">labelCol:</text:span> {</text:p>
      <text:p text:style-name="P1"><text:span text:style-name="T2">xs:</text:span> {<text:span text:style-name="T2">span:</text:span> <text:span text:style-name="T6">16</text:span>,},<text:span text:style-name="T2">sm:</text:span> {<text:span text:style-name="T2">span:</text:span> <text:span text:style-name="T6">8</text:span>,},</text:p>
      <text:p text:style-name="P1">},</text:p>
      <text:p text:style-name="P1"><text:span text:style-name="T2">wrapperCol:</text:span> {</text:p>
      <text:p text:style-name="P1"><text:span text:style-name="T2">xs:</text:span> {<text:span text:style-name="T2">span:</text:span> <text:span text:style-name="T6">24</text:span>,},<text:span text:style-name="T2">sm:</text:span> {<text:span text:style-name="T2">span:</text:span> <text:span text:style-name="T6">16</text:span>,},</text:p>
      <text:p text:style-name="P1">},</text:p>
      <text:p text:style-name="P1">};</text:p>
      <text:p text:style-name="P4"/>
      <text:p text:style-name="P1"><text:span text:style-name="T4">const</text:span> <text:span text:style-name="T7">Profile</text:span> = () <text:span text:style-name="T4">=&gt;</text:span> {</text:p>
      <text:p text:style-name="P4"/>
      <text:p text:style-name="P1"><text:span text:style-name="T4">const</text:span>[<text:span text:style-name="T5">credentials</text:span>,<text:span text:style-name="T5">setCredentials</text:span>] = <text:span text:style-name="T7">useState</text:span>({<text:span text:style-name="T2">firstname:</text:span><text:span text:style-name="T3">''</text:span>,<text:span text:style-name="T2">lastname:</text:span><text:span text:style-name="T3">''</text:span>,<text:span text:style-name="T2">password:</text:span><text:span text:style-name="T3">''</text:span>,<text:span text:style-name="T2">phone:</text:span><text:span text:style-name="T3">''</text:span>});</text:p>
      <text:p text:style-name="P1"><text:span text:style-name="T4">const</text:span>[<text:span text:style-name="T5">email</text:span>,<text:span text:style-name="T5">setEmail</text:span>] = <text:span text:style-name="T7">useState</text:span>(<text:span text:style-name="T3">''</text:span>);</text:p>
      <text:p text:style-name="P4"/>
      <text:p text:style-name="P1"><text:span text:style-name="T4">let</text:span> <text:span text:style-name="T7">changeHandler</text:span> = <text:span text:style-name="T2">e</text:span> <text:span text:style-name="T4">=&gt;</text:span>{</text:p>
      <text:p text:style-name="P1"><text:span text:style-name="T7">setCredentials</text:span>({...<text:span text:style-name="T2">credentials</text:span>, <text:span text:style-name="T2">[e.target.name] :</text:span> <text:span text:style-name="T2">e</text:span>.<text:span text:style-name="T2">target</text:span>.<text:span text:style-name="T2">value</text:span>})</text:p>
      <text:p text:style-name="P1"><text:span text:style-name="T7">setEmail</text:span>({...<text:span text:style-name="T2">email</text:span>,<text:span text:style-name="T2">[e.target.name] :</text:span> <text:span text:style-name="T2">e</text:span>.<text:span text:style-name="T2">target</text:span>.<text:span text:style-name="T2">value</text:span>})</text:p>
      <text:p text:style-name="P1">}</text:p>
      <text:p text:style-name="P1"><text:span text:style-name="T4">const</text:span> <text:span text:style-name="T7">submitHandler</text:span> = <text:span text:style-name="T2">e</text:span> <text:span text:style-name="T4">=&gt;</text:span>{</text:p>
      <text:p text:style-name="P1"><text:span text:style-name="T2">console</text:span>.<text:span text:style-name="T7">log</text:span>(<text:span text:style-name="T3">'credentials'</text:span>,<text:span text:style-name="T2">credentials</text:span>);</text:p>
      <text:p text:style-name="P1"><text:span text:style-name="T2">console</text:span>.<text:span text:style-name="T7">log</text:span>(<text:span text:style-name="T3">'email'</text:span>,<text:span text:style-name="T2">email</text:span>);</text:p>
      <text:p text:style-name="P1">} </text:p>
      <text:p text:style-name="P1"><text:span text:style-name="T4">const</text:span> <text:span text:style-name="T7">resetHandler</text:span> = <text:span text:style-name="T2">e</text:span> <text:span text:style-name="T4">=&gt;</text:span>{</text:p>
      <text:p text:style-name="P1"><text:span text:style-name="T2">console</text:span>.<text:span text:style-name="T7">log</text:span>(<text:span text:style-name="T3">'email'</text:span>,<text:span text:style-name="T2">email</text:span>)</text:p>
      <text:p text:style-name="P1"><text:span text:style-name="T7">setCredentials</text:span>(<text:span text:style-name="T3">''</text:span>);</text:p>
      <text:p text:style-name="P1">}</text:p>
      <text:p text:style-name="P4"/>
      <text:p text:style-name="P1"><text:span text:style-name="T4">const</text:span> <text:span text:style-name="T7">prefixSelector</text:span> = (</text:p>
      <text:p text:style-name="P1"><text:span text:style-name="T8">&lt;</text:span><text:span text:style-name="T9">Form.Item</text:span> <text:span text:style-name="T2">name</text:span>=<text:span text:style-name="T3">"prefix"</text:span> <text:span text:style-name="T2">noStyle</text:span><text:span text:style-name="T8">&gt;</text:span></text:p>
      <text:p text:style-name="P1"><text:span text:style-name="T8">&lt;</text:span><text:span text:style-name="T9">Select</text:span></text:p>
      <text:p text:style-name="P1"><text:soft-page-break/><text:span text:style-name="T2">style</text:span>=<text:span text:style-name="T4">{</text:span>{</text:p>
      <text:p text:style-name="P1"><text:span text:style-name="T2">width:</text:span> <text:span text:style-name="T6">70</text:span>,</text:p>
      <text:p text:style-name="P1">}<text:span text:style-name="T4">}</text:span></text:p>
      <text:p text:style-name="P2">&gt;</text:p>
      <text:p text:style-name="P1"><text:span text:style-name="T8">&lt;</text:span><text:span text:style-name="T9">Option</text:span> <text:span text:style-name="T2">value</text:span>=<text:span text:style-name="T3">"86"</text:span><text:span text:style-name="T8">&gt;</text:span>+86<text:span text:style-name="T8">&lt;/</text:span><text:span text:style-name="T9">Option</text:span><text:span text:style-name="T8">&gt;</text:span></text:p>
      <text:p text:style-name="P1"><text:span text:style-name="T8">&lt;</text:span><text:span text:style-name="T9">Option</text:span> <text:span text:style-name="T2">value</text:span>=<text:span text:style-name="T3">"91"</text:span><text:span text:style-name="T8">&gt;</text:span>+91<text:span text:style-name="T8">&lt;/</text:span><text:span text:style-name="T9">Option</text:span><text:span text:style-name="T8">&gt;</text:span></text:p>
      <text:p text:style-name="P1"><text:span text:style-name="T8">&lt;/</text:span><text:span text:style-name="T9">Select</text:span><text:span text:style-name="T8">&gt;</text:span></text:p>
      <text:p text:style-name="P1"><text:span text:style-name="T8">&lt;/</text:span><text:span text:style-name="T9">Form.Item</text:span><text:span text:style-name="T8">&gt;</text:span></text:p>
      <text:p text:style-name="P1">);</text:p>
      <text:p text:style-name="P1"><text:span text:style-name="T1">return</text:span> (</text:p>
      <text:p text:style-name="P1"><text:span text:style-name="T8">&lt;</text:span><text:span text:style-name="T9">Form</text:span></text:p>
      <text:p text:style-name="P1"><text:span text:style-name="T4">{</text:span>...<text:span text:style-name="T2">formItemLayout</text:span><text:span text:style-name="T4">}</text:span></text:p>
      <text:p text:style-name="P1"><text:span text:style-name="T2">onFinish</text:span>=<text:span text:style-name="T4">{</text:span><text:span text:style-name="T2">submitHandler</text:span><text:span text:style-name="T4">}</text:span></text:p>
      <text:p text:style-name="P1"><text:span text:style-name="T2">name</text:span>=<text:span text:style-name="T3">"register"</text:span></text:p>
      <text:p text:style-name="P1"><text:span text:style-name="T2">initialValues</text:span>=<text:span text:style-name="T4">{</text:span>{</text:p>
      <text:p text:style-name="P1"><text:span text:style-name="T2">prefix:</text:span> <text:span text:style-name="T3">'86'</text:span>,</text:p>
      <text:p text:style-name="P1">}<text:span text:style-name="T4">}</text:span></text:p>
      <text:p text:style-name="P3">scrollToFirstError</text:p>
      <text:p text:style-name="P1"><text:span text:style-name="T2">style</text:span>=<text:span text:style-name="T4">{</text:span>{ <text:span text:style-name="T2">width:</text:span> <text:span text:style-name="T3">"400px"</text:span> }<text:span text:style-name="T4">}</text:span></text:p>
      <text:p text:style-name="P2">&gt;</text:p>
      <text:p text:style-name="P1"><text:span text:style-name="T8">&lt;</text:span><text:span text:style-name="T9">Form.Item</text:span></text:p>
      <text:p text:style-name="P1"><text:span text:style-name="T2">name</text:span>=<text:span text:style-name="T3">"firstname"</text:span></text:p>
      <text:p text:style-name="P1"><text:span text:style-name="T2">label</text:span>=<text:span text:style-name="T3">"Firstname"</text:span></text:p>
      <text:p text:style-name="P1"><text:span text:style-name="T2">rules</text:span>=<text:span text:style-name="T4">{</text:span>[</text:p>
      <text:p text:style-name="P1">{</text:p>
      <text:p text:style-name="P1"><text:span text:style-name="T2">required:</text:span> <text:span text:style-name="T4">true</text:span>,</text:p>
      <text:p text:style-name="P1"><text:span text:style-name="T2">message:</text:span> <text:span text:style-name="T3">'Please input your firstname!'</text:span>,</text:p>
      <text:p text:style-name="P1"><text:span text:style-name="T2">whitespace:</text:span> <text:span text:style-name="T4">true</text:span>,</text:p>
      <text:p text:style-name="P1">},</text:p>
      <text:p text:style-name="P1">]<text:span text:style-name="T4">}</text:span></text:p>
      <text:p text:style-name="P2">&gt;</text:p>
      <text:p text:style-name="P1"><text:span text:style-name="T8">&lt;</text:span><text:span text:style-name="T9">Input</text:span> <text:span text:style-name="T2">onChange</text:span>=<text:span text:style-name="T4">{</text:span><text:span text:style-name="T2">changeHandler</text:span><text:span text:style-name="T4">}</text:span></text:p>
      <text:p text:style-name="P1"><text:span text:style-name="T2">name</text:span>=<text:span text:style-name="T3">"firstname"</text:span></text:p>
      <text:p text:style-name="P1"><text:span text:style-name="T2">value</text:span>=<text:span text:style-name="T4">{</text:span><text:span text:style-name="T2">credentials</text:span>.<text:span text:style-name="T2">firstname</text:span><text:span text:style-name="T4">}</text:span><text:span text:style-name="T8">/&gt;</text:span></text:p>
      <text:p text:style-name="P1"><text:span text:style-name="T8">&lt;/</text:span><text:span text:style-name="T9">Form.Item</text:span><text:span text:style-name="T8">&gt;</text:span></text:p>
      <text:p text:style-name="P1"><text:span text:style-name="T8">&lt;</text:span><text:span text:style-name="T9">Form.Item</text:span></text:p>
      <text:p text:style-name="P1"><text:span text:style-name="T2">name</text:span>=<text:span text:style-name="T3">"lastname"</text:span></text:p>
      <text:p text:style-name="P1"><text:span text:style-name="T2">label</text:span>=<text:span text:style-name="T3">"Lastname"</text:span></text:p>
      <text:p text:style-name="P1"><text:span text:style-name="T2">rules</text:span>=<text:span text:style-name="T4">{</text:span>[</text:p>
      <text:p text:style-name="P1">{</text:p>
      <text:p text:style-name="P1"><text:span text:style-name="T2">required:</text:span> <text:span text:style-name="T4">true</text:span>,</text:p>
      <text:p text:style-name="P1"><text:span text:style-name="T2">message:</text:span> <text:span text:style-name="T3">'Please input your lastname!'</text:span>,</text:p>
      <text:p text:style-name="P1"><text:span text:style-name="T2">whitespace:</text:span> <text:span text:style-name="T4">true</text:span>,</text:p>
      <text:p text:style-name="P1">},</text:p>
      <text:p text:style-name="P1"><text:soft-page-break/>]<text:span text:style-name="T4">}</text:span></text:p>
      <text:p text:style-name="P2">&gt;</text:p>
      <text:p text:style-name="P1"><text:span text:style-name="T8">&lt;</text:span><text:span text:style-name="T9">Input</text:span> <text:span text:style-name="T2">onChange</text:span>=<text:span text:style-name="T4">{</text:span><text:span text:style-name="T2">changeHandler</text:span><text:span text:style-name="T4">}</text:span></text:p>
      <text:p text:style-name="P1"><text:span text:style-name="T2">name</text:span>=<text:span text:style-name="T3">'lastname'</text:span></text:p>
      <text:p text:style-name="P1"><text:span text:style-name="T2">value</text:span>=<text:span text:style-name="T4">{</text:span><text:span text:style-name="T2">credentials</text:span>.<text:span text:style-name="T2">lastname</text:span><text:span text:style-name="T4">}</text:span><text:span text:style-name="T8">/&gt;</text:span></text:p>
      <text:p text:style-name="P1"><text:span text:style-name="T8">&lt;/</text:span><text:span text:style-name="T9">Form.Item</text:span><text:span text:style-name="T8">&gt;</text:span></text:p>
      <text:p text:style-name="P1"><text:span text:style-name="T8">&lt;</text:span><text:span text:style-name="T9">Form.Item</text:span></text:p>
      <text:p text:style-name="P1"><text:span text:style-name="T2">name</text:span>=<text:span text:style-name="T3">"email"</text:span></text:p>
      <text:p text:style-name="P1"><text:span text:style-name="T2">label</text:span>=<text:span text:style-name="T3">"E-mail"</text:span></text:p>
      <text:p text:style-name="P1"><text:span text:style-name="T2">rules</text:span>=<text:span text:style-name="T4">{</text:span>[</text:p>
      <text:p text:style-name="P1">{</text:p>
      <text:p text:style-name="P1"><text:span text:style-name="T2">type:</text:span> <text:span text:style-name="T3">'email'</text:span>,</text:p>
      <text:p text:style-name="P1"><text:span text:style-name="T2">message:</text:span> <text:span text:style-name="T3">'The input is not valid E-mail!'</text:span>,</text:p>
      <text:p text:style-name="P1">},</text:p>
      <text:p text:style-name="P1">{</text:p>
      <text:p text:style-name="P1"><text:span text:style-name="T2">required:</text:span> <text:span text:style-name="T4">true</text:span>,</text:p>
      <text:p text:style-name="P1"><text:span text:style-name="T2">message:</text:span> <text:span text:style-name="T3">'Please input your E-mail!'</text:span>,</text:p>
      <text:p text:style-name="P1">},</text:p>
      <text:p text:style-name="P1">]<text:span text:style-name="T4">}</text:span></text:p>
      <text:p text:style-name="P2">&gt;</text:p>
      <text:p text:style-name="P1"><text:span text:style-name="T8">&lt;</text:span><text:span text:style-name="T9">Input</text:span> <text:span text:style-name="T2">onChange</text:span>=<text:span text:style-name="T4">{</text:span><text:span text:style-name="T2">changeHandler</text:span><text:span text:style-name="T4">}</text:span></text:p>
      <text:p text:style-name="P1"><text:span text:style-name="T2">name</text:span>=<text:span text:style-name="T3">'email'</text:span></text:p>
      <text:p text:style-name="P1"><text:span text:style-name="T2">value</text:span>=<text:span text:style-name="T4">{</text:span><text:span text:style-name="T2">credentials</text:span>.<text:span text:style-name="T2">email</text:span><text:span text:style-name="T4">}</text:span><text:span text:style-name="T8">/&gt;</text:span></text:p>
      <text:p text:style-name="P1"><text:span text:style-name="T8">&lt;/</text:span><text:span text:style-name="T9">Form.Item</text:span><text:span text:style-name="T8">&gt;</text:span></text:p>
      <text:p text:style-name="P4"/>
      <text:p text:style-name="P1"><text:span text:style-name="T8">&lt;</text:span><text:span text:style-name="T9">Form.Item</text:span></text:p>
      <text:p text:style-name="P1"><text:span text:style-name="T2">name</text:span>=<text:span text:style-name="T3">"password"</text:span></text:p>
      <text:p text:style-name="P1"><text:span text:style-name="T2">label</text:span>=<text:span text:style-name="T3">"Password"</text:span></text:p>
      <text:p text:style-name="P1"><text:span text:style-name="T2">rules</text:span>=<text:span text:style-name="T4">{</text:span>[</text:p>
      <text:p text:style-name="P1">{</text:p>
      <text:p text:style-name="P1"><text:span text:style-name="T2">required:</text:span> <text:span text:style-name="T4">true</text:span>,</text:p>
      <text:p text:style-name="P1"><text:span text:style-name="T2">message:</text:span> <text:span text:style-name="T3">'Please input your password!'</text:span>,</text:p>
      <text:p text:style-name="P1">},</text:p>
      <text:p text:style-name="P1">]<text:span text:style-name="T4">}</text:span></text:p>
      <text:p text:style-name="P3">hasFeedback</text:p>
      <text:p text:style-name="P2">&gt;</text:p>
      <text:p text:style-name="P1"><text:span text:style-name="T8">&lt;</text:span><text:span text:style-name="T9">Input.Password</text:span> <text:span text:style-name="T2">onChange</text:span>=<text:span text:style-name="T4">{</text:span><text:span text:style-name="T7">changeHandler</text:span><text:span text:style-name="T4">}</text:span> <text:span text:style-name="T2">value</text:span>=<text:span text:style-name="T4">{</text:span><text:span text:style-name="T5">credentials</text:span>.<text:span text:style-name="T2">password</text:span><text:span text:style-name="T4">}</text:span> <text:span text:style-name="T2">name</text:span>=<text:span text:style-name="T3">'password'</text:span><text:span text:style-name="T8">/&gt;</text:span></text:p>
      <text:p text:style-name="P1"><text:span text:style-name="T8">&lt;/</text:span><text:span text:style-name="T9">Form.Item</text:span><text:span text:style-name="T8">&gt;</text:span></text:p>
      <text:p text:style-name="P4"/>
      <text:p text:style-name="P1"><text:span text:style-name="T8">&lt;</text:span><text:span text:style-name="T9">Form.Item</text:span></text:p>
      <text:p text:style-name="P1"><text:span text:style-name="T2">name</text:span>=<text:span text:style-name="T3">"confirm"</text:span></text:p>
      <text:p text:style-name="P1"><text:span text:style-name="T2">label</text:span>=<text:span text:style-name="T3">"Confirm Password"</text:span></text:p>
      <text:p text:style-name="P1"><text:span text:style-name="T2">dependencies</text:span>=<text:span text:style-name="T4">{</text:span>[<text:span text:style-name="T3">'password'</text:span>]<text:span text:style-name="T4">}</text:span></text:p>
      <text:p text:style-name="P3"><text:soft-page-break/>hasFeedback</text:p>
      <text:p text:style-name="P1"><text:span text:style-name="T2">rules</text:span>=<text:span text:style-name="T4">{</text:span>[</text:p>
      <text:p text:style-name="P1">{</text:p>
      <text:p text:style-name="P1"><text:span text:style-name="T2">required:</text:span> <text:span text:style-name="T4">true</text:span>,</text:p>
      <text:p text:style-name="P1"><text:span text:style-name="T2">message:</text:span> <text:span text:style-name="T3">'Please confirm your password!'</text:span>,</text:p>
      <text:p text:style-name="P1">},</text:p>
      <text:p text:style-name="P1">({ <text:span text:style-name="T7">getFieldValue</text:span> }) <text:span text:style-name="T4">=&gt;</text:span> ({</text:p>
      <text:p text:style-name="P1"><text:span text:style-name="T7">validator</text:span>(<text:span text:style-name="T2">_</text:span>, <text:span text:style-name="T2">value</text:span>) {</text:p>
      <text:p text:style-name="P1"><text:span text:style-name="T1">if</text:span> (!<text:span text:style-name="T2">value</text:span> || <text:span text:style-name="T7">getFieldValue</text:span>(<text:span text:style-name="T3">'password'</text:span>) === <text:span text:style-name="T2">value</text:span>) {</text:p>
      <text:p text:style-name="P1"><text:span text:style-name="T1">return</text:span> <text:span text:style-name="T9">Promise</text:span>.<text:span text:style-name="T7">resolve</text:span>();</text:p>
      <text:p text:style-name="P1">}</text:p>
      <text:p text:style-name="P4"/>
      <text:p text:style-name="P1"><text:span text:style-name="T1">return</text:span> <text:span text:style-name="T9">Promise</text:span>.<text:span text:style-name="T7">reject</text:span>(<text:span text:style-name="T4">new</text:span> <text:span text:style-name="T9">Error</text:span>(<text:span text:style-name="T3">'The two passwords that you entered do not match!'</text:span>));</text:p>
      <text:p text:style-name="P1">},</text:p>
      <text:p text:style-name="P1">}),</text:p>
      <text:p text:style-name="P1">]<text:span text:style-name="T4">}</text:span></text:p>
      <text:p text:style-name="P2">&gt;</text:p>
      <text:p text:style-name="P1"><text:span text:style-name="T8">&lt;</text:span><text:span text:style-name="T9">Input.Password</text:span> <text:span text:style-name="T8">/&gt;</text:span></text:p>
      <text:p text:style-name="P1"><text:span text:style-name="T8">&lt;/</text:span><text:span text:style-name="T9">Form.Item</text:span><text:span text:style-name="T8">&gt;</text:span></text:p>
      <text:p text:style-name="P1"><text:span text:style-name="T8">&lt;</text:span><text:span text:style-name="T9">Form.Item</text:span></text:p>
      <text:p text:style-name="P1"><text:span text:style-name="T2">name</text:span>=<text:span text:style-name="T3">"phone"</text:span></text:p>
      <text:p text:style-name="P1"><text:span text:style-name="T2">label</text:span>=<text:span text:style-name="T3">"Phone Number"</text:span></text:p>
      <text:p text:style-name="P1"><text:span text:style-name="T2">rules</text:span>=<text:span text:style-name="T4">{</text:span>[</text:p>
      <text:p text:style-name="P1">{</text:p>
      <text:p text:style-name="P1"><text:span text:style-name="T2">required:</text:span> <text:span text:style-name="T4">true</text:span>,</text:p>
      <text:p text:style-name="P1"><text:span text:style-name="T2">message:</text:span> <text:span text:style-name="T3">'Please input your phone number!'</text:span>,</text:p>
      <text:p text:style-name="P1">},</text:p>
      <text:p text:style-name="P1">]<text:span text:style-name="T4">}</text:span></text:p>
      <text:p text:style-name="P2">&gt;</text:p>
      <text:p text:style-name="P1"><text:span text:style-name="T8">&lt;</text:span><text:span text:style-name="T9">Input</text:span></text:p>
      <text:p text:style-name="P1"><text:span text:style-name="T2">addonBefore</text:span>=<text:span text:style-name="T4">{</text:span><text:span text:style-name="T5">prefixSelector</text:span><text:span text:style-name="T4">}</text:span></text:p>
      <text:p text:style-name="P1"><text:span text:style-name="T2">style</text:span>=<text:span text:style-name="T4">{</text:span>{</text:p>
      <text:p text:style-name="P1"><text:span text:style-name="T2">width:</text:span> <text:span text:style-name="T3">'100%'</text:span>,</text:p>
      <text:p text:style-name="P1">}<text:span text:style-name="T4">}</text:span></text:p>
      <text:p text:style-name="P1"><text:span text:style-name="T2">onChange</text:span>=<text:span text:style-name="T4">{</text:span><text:span text:style-name="T7">changeHandler</text:span><text:span text:style-name="T4">}</text:span></text:p>
      <text:p text:style-name="P1"><text:span text:style-name="T2">value</text:span>=<text:span text:style-name="T4">{</text:span><text:span text:style-name="T5">credentials</text:span>.<text:span text:style-name="T2">phone</text:span><text:span text:style-name="T4">}</text:span></text:p>
      <text:p text:style-name="P1"><text:span text:style-name="T2">name</text:span>=<text:span text:style-name="T3">'phone'</text:span></text:p>
      <text:p text:style-name="P2">/&gt;</text:p>
      <text:p text:style-name="P1"><text:span text:style-name="T8">&lt;/</text:span><text:span text:style-name="T9">Form.Item</text:span><text:span text:style-name="T8">&gt;</text:span></text:p>
      <text:p text:style-name="P1"><text:span text:style-name="T8">&lt;</text:span><text:span text:style-name="T9">Form.Item</text:span><text:span text:style-name="T8">&gt;</text:span></text:p>
      <text:p text:style-name="P1"><text:span text:style-name="T8">&lt;</text:span><text:span text:style-name="T9">Button</text:span> <text:span text:style-name="T2">type</text:span>=<text:span text:style-name="T3">"primary"</text:span> <text:span text:style-name="T2">htmlType</text:span>=<text:span text:style-name="T3">"submit"</text:span><text:span text:style-name="T8">&gt;</text:span></text:p>
      <text:p text:style-name="P1">Register</text:p>
      <text:p text:style-name="P1"><text:span text:style-name="T8">&lt;/</text:span><text:span text:style-name="T9">Button</text:span><text:span text:style-name="T8">&gt;</text:span></text:p>
      <text:p text:style-name="P1"><text:soft-page-break/><text:span text:style-name="T8">&lt;/</text:span><text:span text:style-name="T9">Form.Item</text:span><text:span text:style-name="T8">&gt;</text:span></text:p>
      <text:p text:style-name="P1"><text:span text:style-name="T8">&lt;</text:span><text:span text:style-name="T9">Button</text:span> <text:span text:style-name="T2">onClick</text:span>=<text:span text:style-name="T4">{</text:span><text:span text:style-name="T7">resetHandler</text:span><text:span text:style-name="T4">}</text:span><text:span text:style-name="T8">&gt;</text:span></text:p>
      <text:p text:style-name="P1">edit</text:p>
      <text:p text:style-name="P1"><text:span text:style-name="T8">&lt;/</text:span><text:span text:style-name="T9">Button</text:span><text:span text:style-name="T8">&gt;</text:span></text:p>
      <text:p text:style-name="P1"><text:span text:style-name="T8">&lt;/</text:span><text:span text:style-name="T9">Form</text:span><text:span text:style-name="T8">&gt;</text:span></text:p>
      <text:p text:style-name="P1">);</text:p>
      <text:p text:style-name="P1">};</text:p>
      <text:p text:style-name="P4"/>
      <text:p text:style-name="P1"><text:span text:style-name="T1">export</text:span> <text:span text:style-name="T1">default</text:span> <text:span text:style-name="T7">Profile</text:span>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12:25:04.988720394</meta:creation-date>
    <dc:date>2022-02-18T12:25:19.353250024</dc:date>
    <meta:editing-duration>PT14S</meta:editing-duration>
    <meta:editing-cycles>1</meta:editing-cycles>
    <meta:document-statistic meta:table-count="0" meta:image-count="0" meta:object-count="0" meta:page-count="5" meta:paragraph-count="171" meta:word-count="318" meta:character-count="2761" meta:non-whitespace-character-count="2613"/>
    <meta:generator>LibreOffice/6.4.7.2$Linux_X86_64 LibreOffice_project/40$Build-2</meta:generator>
  </office:meta>
</office:document-meta>
</file>